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Text_20_body">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ext_20_body">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text-align="center" style:justify-single-word="false"/>
      <style:text-properties fo:font-size="28pt"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__DdeLink__119_1550023371"/><text:bookmark-start text:name="__DdeLink__100_1550023371"/>Cahier des charges:<text:bookmark-end text:name="__DdeLink__100_1550023371"/> PPE1 InRealGame</text:p>
      <text:p text:style-name="P2"/>
      <text:p text:style-name="P2"/>
      <text:p text:style-name="P3"><text:tab/>Le client Blizzard Entertainment demande au prestataire Sofracs la réalisation d'un site internet à la croisé du réseau social et du site de recrutement pour ses joueurs.</text:p>
      <text:p text:style-name="P3"/>
      <text:p text:style-name="P4">Objectif du site :</text:p>
      <text:p text:style-name="P1"><text:tab/>Le site devra offrir à ses utilisateurs de nouveaux outils de gestion adapté à une organisation semblable à cel d'une guilde. Ainsi il a été décidé qu'il regrouperait certaines fonctionnalités des sites de recrutement tout en restant, dans l'idée, un réseau sociale.</text:p>
      <text:p text:style-name="P1"/>
      <text:p text:style-name="P4">Public visé :</text:p>
      <text:p text:style-name="P1"><text:tab/>Blizzard souhaite que ces joueurs puisse se retrouver sur le site mais ne souhaite pas s’arrêter uniquement à sa clientèle et voudraient que le site soit aussi bien utilisable par les utilisateurs des produits Blizzard que par d'autres joueurs. Le bute étant donc de regrouper une communauté aussi grande que possible et de la faire constamment augmenter via la qualité des services.</text:p>
      <text:p text:style-name="P1"/>
      <text:p text:style-name="P4">Langages de programmation utilisé :</text:p>
      <text:p text:style-name="P1"><text:tab/>Le langage de développement le plus utilisé pour la création de site internet est le PHP. Pour la création du site notre choix c'est <text:s/>porté sur Symphony2.</text:p>
      <text:p text:style-name="P1"/>
      <text:p text:style-name="P1">Symfony est un framework MVC libre écrit en PHP 5. En tant que framework, il facilite et accélère le développement de sites et d'applications Internet et Intranet. </text:p>
      <text:p text:style-name="P1">Le site du framework symfony a été lancé en octobre 2005. À l'origine du projet, on trouve une agence web française, Sensio, qui a développé ce qui s'appelait à l'époque Sensio Framework<text:bookmark text:name="cite_ref-1"/>1 pour ses propres besoins et a ensuite souhaité en partager le code avec la communauté des développeurs PHP.</text:p>
      <text:p text:style-name="P1">Le projet est alors devenu symfony (car le créateur voulait garder les initiales SF comme "Sensio Framework"), puis Symfony à partir de la version 2.0<text:bookmark text:name="cite_ref-2"/>2.</text:p>
      <text:p text:style-name="P1">La version 2 de Symfony casse la compatibilité avec la branche 1.x. Ses fonctionnalités font choisir ce Framework comme base de la version 8 du populaire système de gestion de contenu Drupal<text:bookmark text:name="cite_ref-3"/>3.</text:p>
      <text:p text:style-name="P1"/>
      <text:p text:style-name="P1">La gestion de la base de donnée au niveau du modèle sera laissé à Doctrine. Doctrine est un ORM (couche d'abstraction à la base de données) pour PHP. Il s'agit d'un logiciel libre sous licence GNU LGPL.<text:line-break/>Il s'agit de l'ORM par défaut du framework Symfony (depuis la version 1.3 de ce framework).</text:p>
      <text:p text:style-name="P1"/>
      <text:p text:style-name="P1"/>
      <text:p text:style-name="P4">Contrainte :</text:p>
      <text:p text:style-name="P1"/>
      <text:p text:style-name="P1"><text:soft-page-break/><text:tab/>Les termes du cahiers des charges stipulent que le site internet doit étre livrés dans une premiere version d'essaie (beta) dans une période de 3 mois. Pour cela un budget de 50M pièce d'or sera livré.</text:p>
      <text:p text:style-name="P1"/>
      <text:p text:style-name="P4">Fonctionnalités :</text:p>
      <text:p text:style-name="P1"><text:tab/><text:span text:style-name="T1">Cotés utilisateur :</text:span></text:p>
      <text:p text:style-name="P1"><text:tab/><text:tab/>Chaque membres devra pouvoir s'identifier via un nom d'utilisateurs unique et s’authentifier via un mot de passe. Une foi le compte créer et que l'utilisateur est authentifier, <text:s/>il pourra compléter son profile, postuler à une guilde ou en créer une.</text:p>
      <text:p text:style-name="P1"><text:tab/>Les utilisateurs peuvent créer autant de guildes et postuler chez autant de guildes qu'ils le souhaitent.</text:p>
      <text:p text:style-name="P1"/>
      <text:p text:style-name="P1"><text:tab/><text:span text:style-name="T1">Cotés Maitre de Guilde :</text:span></text:p>
      <text:p text:style-name="P1"><text:tab/>Une fois la guilde créé, le joueur peu administrer sa guild et avoir accès à l’ensemble du système de gestion de la guilde. Ce système incluant:</text:p>
      <text:p text:style-name="P1">-La gestion des candidatures : Les membres pourront postuler pour intégrer la guilde en envoyant un formulaire composé d'un texte récapitulant de ses motivations et d'un titre. Une fois la candidature envoyé le maître de guilde pourra accepter ou non la candidature et intégrer le membre à la guilde.</text:p>
      <text:p text:style-name="P1">-La gestion du planning et des événements : Le panneau de navigation de la guilde contient un bouton amenant à la gestion du planning et des événements. Tout membre de la guilde peu créer un événement qui s'ajoute automatiquement de calendrier de la guilde. Pour créer un événement l'utilisateur doit remplir un formulaire indiquant la date et l'heur du rendez vous, le lieu, le jeux, la raison de l’événement et la description. Une fois l’événement créer les utilisateurs pourront immédiatement indiquer qu'ils participeront à l’événement en remplissant un autre formulaire indiquant le rôle que souhaite emprunter le joueur selon le principe de la trinité ( Heal , Tank , DPS ).</text:p>
      <text:p text:style-name="P1"/>
      <text:p text:style-name="P1"><text:tab/><text:span text:style-name="T1">Cotés Membre de Guilde :</text:span></text:p>
      <text:p text:style-name="P1"><text:tab/>Une fois a guilde rejoint les membres peuvent publier un message sur la page générale de la guilde. Cette outils est mis à disposition pour faire passer des messages important comme des rappelles de réunion, d'évenement ou des demandes spécifique.</text:p>
      <text:p text:style-name="P1"/>
      <text:p text:style-name="P1"><text:tab/>Les membres peuvent également créer des évenements qui s'ajouteront directement au planing ou s'inscrire à un évenement. </text:p>
      <text:p text:style-name="P2"><text:bookmark-end text:name="__DdeLink__119_15500233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6T12:04:02.866000000</meta:creation-date>
    <meta:editing-duration>PT1H12M33S</meta:editing-duration>
    <meta:editing-cycles>5</meta:editing-cycles>
    <meta:generator>OpenOffice/4.1.1$Win32 OpenOffice.org_project/411m6$Build-9775</meta:generator>
    <dc:date>2015-05-15T21:28:54.49</dc:date>
    <meta:document-statistic meta:table-count="0" meta:image-count="0" meta:object-count="0" meta:page-count="2" meta:paragraph-count="26" meta:word-count="714" meta:character-count="4328"/>
    <meta:user-defined meta:name="Info 1"/>
    <meta:user-defined meta:name="Info 2"/>
    <meta:user-defined meta:name="Info 3"/>
    <meta:user-defined meta:name="Info 4"/>
  </office:meta>
</office:document-meta>
</file>